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ro1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Piroxeno poco alterado en matriz volcánic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Idiomórficas - hipidiomórficas con secciones longitudinales prismáticas y basales más equidimensional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Moder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Varia de incoloro a beige y oc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Poc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Exfoliación</text:p>
          </table:table-cell>
          <table:table-cell office:value-type="string" table:style-name="ce5">
            <text:p>Una dirección paralela al alargamiento en cristales longitudinales y según la diagonal del cuadrado en secciones más basales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ción</text:p>
          </table:table-cell>
          <table:table-cell office:value-type="string" table:style-name="ce5">
            <text:p>Corrosión de los bordes en algunos crista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final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5" table:style-name="ce6">
            <text:p>5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Plagioclasa 25%</text:p>
          </table:table-cell>
          <table:table-cell office:value-type="string" table:style-name="ce5">
            <text:p>Matriz volcánica 25%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cas generales del mineral</text:p>
          </table:table-cell>
          <table:table-cell office:value-type="string" table:style-name="ce5">
            <text:p>Piroxeno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9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 los cristales</text:p>
          </table:table-cell>
          <table:table-cell office:value-type="string" table:style-name="ce5">
            <text:p>Idiomórficas, hipidiomórficas o alotriomórficas con hábito prismático y secciones basales aproximadamente cuadrada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ve</text:p>
          </table:table-cell>
          <table:table-cell office:value-type="string" table:style-name="ce5">
            <text:p>De moderado a 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Incoloro, beige y verd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Varia de nulo a muy elevado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foliación</text:p>
          </table:table-cell>
          <table:table-cell office:value-type="string" table:style-name="ce5">
            <text:p>No siempre bien visibles, dos direcciones que se cruzan a unos 90º (observable en secciones basales), ambas paralelas a la dirección de alargamiento (en secciones longitudinales sólo se distingue una dirección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Uralitización (Anfíbol), antigorita, clorita, epidota, biotita, talco, calcita y ópalo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es de interferencia (orden)</text:p>
          </table:table-cell>
          <table:table-cell office:value-type="string" table:style-name="ce5">
            <text:p>Hasta colores de 2º orden aunque pueden estar enmascarados si el mineral tiene un color muy marcado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Extinción</text:p>
          </table:table-cell>
          <table:table-cell office:value-type="string" table:style-name="ce5">
            <text:p>En secciones longitudinales algunas familias tienen extinción recta, corresponden a los ortopiroxenos, los otros muestran extinción oblicua y se denominan clinopiroxenos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Maclado</text:p>
          </table:table-cell>
          <table:table-cell office:value-type="string" table:style-name="ce5">
            <text:p>Sólo los clinopiroxeno pueden presentar maclas polisintéticas {100} y menos comunes simple {00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Presente en algunas varieda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1:01:08Z</dc:date>
    <meta:editing-cycles>9</meta:editing-cycles>
    <meta:editing-duration>PT4012S</meta:editing-duration>
  </office:meta>
</office:document-meta>
</file>